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06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80279">
            <text:p>0.0180279</text:p>
          </table:table-cell>
          <table:table-cell office:value-type="float" office:value="0.00248601">
            <text:p>0.00248601</text:p>
          </table:table-cell>
          <table:table-cell table:formula="of:=LOG([.B9]/[.B10])/LOG([.$A9]/[.$A10])" office:value-type="float" office:value="0.7583294599762">
            <text:p>0.75832946</text:p>
          </table:table-cell>
          <table:table-cell office:value-type="float" office:value="0.0614977">
            <text:p>0.0614977</text:p>
          </table:table-cell>
          <table:table-cell table:formula="of:=LOG([.D9]/[.D10])/LOG([.$A9]/[.$A10])" office:value-type="float" office:value="-0.474846550509553">
            <text:p>-0.4748465505</text:p>
          </table:table-cell>
          <table:table-cell office:value-type="float" office:value="0.000407248">
            <text:p>0.000407248</text:p>
          </table:table-cell>
          <table:table-cell table:formula="of:=LOG([.F9]/[.F10])/LOG([.$A9]/[.$A10])" office:value-type="float" office:value="1.78152770193773">
            <text:p>1.7815277019</text:p>
          </table:table-cell>
          <table:table-cell office:value-type="float" office:value="0.0144892">
            <text:p>0.0144892</text:p>
          </table:table-cell>
          <table:table-cell table:formula="of:=LOG([.H9]/[.H10])/LOG([.$A9]/[.$A10])" office:value-type="float" office:value="0.31907106963905">
            <text:p>0.3190710696</text:p>
          </table:table-cell>
          <table:table-cell office:value-type="string">
            <text:p>250k</text:p>
          </table:table-cell>
          <table:table-cell office:value-type="string">
            <text:p>incompAt550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3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80279">
            <text:p>0.0180279</text:p>
          </table:table-cell>
          <table:table-cell office:value-type="float" office:value="0.00193517">
            <text:p>0.00193517</text:p>
          </table:table-cell>
          <table:table-cell table:formula="of:=LOG([.B21]/[.B22])/LOG([.$A21]/[.$A22])" office:value-type="float" office:value="2.0273223711515">
            <text:p>2.0273223712</text:p>
          </table:table-cell>
          <table:table-cell office:value-type="float" office:value="0.00563495">
            <text:p>0.00563495</text:p>
          </table:table-cell>
          <table:table-cell table:formula="of:=LOG([.D21]/[.D22])/LOG([.$A21]/[.$A22])" office:value-type="float" office:value="1.87400461071245">
            <text:p>1.8740046107</text:p>
          </table:table-cell>
          <table:table-cell office:value-type="float" office:value="0.000688075">
            <text:p>0.000688075</text:p>
          </table:table-cell>
          <table:table-cell table:formula="of:=LOG([.F21]/[.F22])/LOG([.$A21]/[.$A22])" office:value-type="float" office:value="2.14789204099103">
            <text:p>2.147892041</text:p>
          </table:table-cell>
          <table:table-cell office:value-type="float" office:value="0.00374889">
            <text:p>0.00374889</text:p>
          </table:table-cell>
          <table:table-cell table:formula="of:=LOG([.H21]/[.H22])/LOG([.$A21]/[.$A22])" office:value-type="float" office:value="1.87741731682974">
            <text:p>1.8774173168</text:p>
          </table:table-cell>
          <table:table-cell office:value-type="string">
            <text:p>250k</text:p>
          </table:table-cell>
          <table:table-cell office:value-type="string">
            <text:p>incompAt5500</text:p>
          </table:table-cell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4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4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4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4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4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.00.0000</text:date>, <text:time style:data-style-name="N2" text:time-value="0000-00-00T09:46:5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3-03T10:00:47</dc:date>
    <dc:creator>ingo </dc:creator>
    <meta:editing-duration>PT5H9S</meta:editing-duration>
    <meta:editing-cycles>17</meta:editing-cycles>
    <meta:generator>LibreOffice/3.6$Linux_X86_64 LibreOffice_project/360m1$Build-2</meta:generator>
    <meta:document-statistic meta:table-count="2" meta:cell-count="356" meta:object-count="0"/>
  </office:meta>
</office:document-meta>
</file>